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4A0000000121BCD7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fo:line-height="100%"/>
      <style:text-properties fo:color="#999999" style:font-name="Calibri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00%">
        <style:tab-stops>
          <style:tab-stop style:position="2.011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/>
      <style:text-properties fo:color="#666666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8" style:family="paragraph" style:parent-style-name="Standard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Standard">
      <style:paragraph-properties fo:margin-left="2.858cm" fo:margin-right="0cm" fo:line-height="100%" fo:text-indent="-2.858cm" style:auto-text-indent="false"/>
    </style:style>
    <style:style style:name="P10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</style:style>
    <style:style style:name="P11" style:family="paragraph" style:parent-style-name="Standard">
      <style:paragraph-properties fo:margin-left="2.858cm" fo:margin-right="0cm" fo:line-height="100%" fo:text-indent="-2.858cm" style:auto-text-indent="false">
        <style:tab-stops/>
      </style:paragraph-properties>
    </style:style>
    <style:style style:name="P12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1.455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5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</style:style>
    <style:style style:name="P16" style:family="paragraph" style:parent-style-name="Standard" style:master-page-name="">
      <style:paragraph-properties fo:margin-left="2.858cm" fo:margin-right="0cm" fo:line-height="100%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left="0cm" fo:margin-right="0cm" fo:line-height="100%" fo:text-indent="0cm" style:auto-text-indent="false" fo:background-color="#dddddd">
        <style:background-image/>
      </style:paragraph-properties>
    </style:style>
    <style:style style:name="P18" style:family="paragraph" style:parent-style-name="Standard"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  <style:background-image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</style:style>
    <style:style style:name="P20" style:family="paragraph" style:parent-style-name="Standard" style:master-page-name=""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  <style:background-image/>
      </style:paragraph-properties>
    </style:style>
    <style:style style:name="P21" style:family="paragraph" style:parent-style-name="Standard" style:master-page-name="">
      <style:paragraph-properties fo:margin-left="1.42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</style:style>
    <style:style style:name="P22" style:family="paragraph" style:parent-style-name="Standard" style:master-page-name="">
      <style:paragraph-properties fo:margin-left="1.429cm" fo:margin-right="0cm" fo:margin-top="0cm" fo:margin-bottom="0cm" fo:line-height="100%" fo:text-align="start" style:justify-single-word="false" fo:orphans="2" fo:widows="2" fo:text-indent="-2.54cm" style:auto-text-indent="false" style:page-number="auto" fo:break-before="auto" fo:break-after="auto" style:writing-mode="lr-tb">
        <style:tab-stops>
          <style:tab-stop style:position="2.858cm"/>
        </style:tab-stops>
      </style:paragraph-properties>
    </style:style>
    <style:style style:name="P23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54cm" style:auto-text-indent="false" style:page-number="auto" fo:break-before="auto" fo:break-after="auto" style:writing-mode="lr-tb">
        <style:tab-stops/>
      </style:paragraph-properties>
    </style:style>
    <style:style style:name="P24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54cm" style:auto-text-indent="false" style:writing-mode="lr-tb">
        <style:tab-stops/>
      </style:paragraph-properties>
    </style:style>
    <style:style style:name="P25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P26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fo:break-before="auto" fo:break-after="auto" style:writing-mode="lr-tb"/>
    </style:style>
    <style:style style:name="P27" style:family="paragraph" style:parent-style-name="Standard" style:master-page-name="">
      <style:paragraph-properties fo:margin-left="0.026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28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P29" style:family="paragraph" style:parent-style-name="Standard" style:master-page-name="">
      <style:paragraph-properties fo:margin-left="-0.503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0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Calibri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P31" style:family="paragraph" style:parent-style-name="Standard">
      <style:paragraph-properties fo:line-height="100%"/>
    </style:style>
    <style:style style:name="P32" style:family="paragraph" style:parent-style-name="Standard" style:list-style-name="L2">
      <style:paragraph-properties fo:line-height="100%"/>
    </style:style>
    <style:style style:name="P33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4" style:family="paragraph" style:parent-style-name="Standard" style:list-style-name="L4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5" style:family="paragraph" style:parent-style-name="Standard" style:list-style-name="L5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6" style:family="paragraph" style:parent-style-name="Standard" style:list-style-name="L6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7" style:family="paragraph" style:parent-style-name="Standard" style:list-style-name="L1" style:master-page-name="">
      <style:paragraph-properties fo:margin-top="0cm" fo:margin-bottom="0cm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8" style:family="paragraph" style:parent-style-name="Standard">
      <style:paragraph-properties fo:margin-top="0cm" fo:margin-bottom="0cm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9" style:family="paragraph" style:parent-style-name="Standard" style:list-style-name="L1">
      <style:paragraph-properties fo:margin-top="0cm" fo:margin-bottom="0cm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0" style:family="paragraph" style:parent-style-name="Standard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writing-mode="lr-tb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1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5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6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8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9" style:family="text">
      <style:text-properties fo:color="#666666"/>
    </style:style>
    <style:style style:name="T10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1" style:family="text">
      <style:text-properties fo:color="#666666" style:font-name="Calibri" fo:font-size="10pt" style:font-name-asian="Calibri" style:font-size-asian="10pt" style:font-name-complex="Calibri" style:font-size-complex="10pt"/>
    </style:style>
    <style:style style:name="T12" style:family="text">
      <style:text-properties fo:color="#666666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3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14" style:family="text">
      <style:text-properties fo:color="#66666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666666" style:text-position="super 58%" style:font-name="Calibri" fo:font-size="12pt" style:font-name-asian="Calibri" style:font-size-asian="12pt" style:font-name-complex="Calibri" style:font-size-complex="12pt"/>
    </style:style>
    <style:style style:name="T16" style:family="text">
      <style:text-properties fo:color="#666666" style:text-position="super 58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666666"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bhay Maniyar</text:p>
      <text:p text:style-name="P1"><text:span text:style-name="T7">3, Labour Colony</text:span><text:span text:style-name="T8"> • </text:span><text:span text:style-name="T7">Dewas, Madhya Pradesh, India </text:span><text:span text:style-name="T8">• </text:span><text:span text:style-name="T7">455001</text:span><text:span text:style-name="T8"> </text:span></text:p>
      <text:p text:style-name="P1"><text:span text:style-name="T10">CELL:</text:span><text:span text:style-name="T8"> </text:span><text:span text:style-name="T7">(+91) 9806902834 </text:span><text:span text:style-name="T8">•</text:span><text:span text:style-name="T7"> </text:span><text:span text:style-name="T10">E-MAIL:</text:span><text:span text:style-name="T7"> </text:span><text:a xlink:type="simple" xlink:href="mailto:contactabhaynow@gmail.com" text:style-name="Internet_20_link" text:visited-style-name="Visited_20_Internet_20_Link">contactabhaynow@gmail.com</text:a></text:p>
      <text:p text:style-name="P2"/>
      <text:p text:style-name="P5"><text:span text:style-name="T11">LinkedIn: </text:span><text:a xlink:type="simple" xlink:href="https://www.linkedin.com/in/abhay-maniyar-41148876/" text:style-name="Internet_20_link" text:visited-style-name="Visited_20_Internet_20_Link">https://www.linkedin.com/in/abhay-maniyar-41148876/</text:a><text:span text:style-name="T12"> </text:span></text:p>
      <text:p text:style-name="P5"><text:span text:style-name="T11">Website: <text:s/></text:span><text:a xlink:type="simple" xlink:href="http://abhaymaniyar.github.io/" text:style-name="Internet_20_link" text:visited-style-name="Visited_20_Internet_20_Link">http://abhaymaniyar.github.io/</text:a><text:span text:style-name="T12"> </text:span></text:p>
      <text:p text:style-name="P5"><text:span text:style-name="T11">Blog: <text:s text:c="7"/></text:span><text:a xlink:type="simple" xlink:href="https://iknowthatblog.wordpress.com/" text:style-name="Internet_20_link" text:visited-style-name="Visited_20_Internet_20_Link">https://iknowthatblog.wordpress.com/</text:a><text:span text:style-name="T12"> </text:span></text:p>
      <text:p text:style-name="P6"><text:span text:style-name="T11">GitHub: <text:s text:c="3"/></text:span><text:a xlink:type="simple" xlink:href="https://github.com/abhaymaniyar" text:style-name="Internet_20_link" text:visited-style-name="Visited_20_Internet_20_Link">https://github.com/abhaymaniyar</text:a></text:p>
      <text:p text:style-name="P7"/>
      <text:p text:style-name="P41"><text:span text:style-name="T4">C</text:span><text:span text:style-name="T4">areer Objective</text:span></text:p>
      <text:p text:style-name="P8"><text:span text:style-name="T17"><text:tab/></text:span><text:span text:style-name="T9">“Grow with an Organization which offers challenges &amp; opportunities, <text:tab/> <text:s/>ensures all-round excellence and be known for an indelible<text:tab/><text:tab/> <text:s/>performance Matrix.”</text:span></text:p>
      <text:p text:style-name="P2"/>
      <text:p text:style-name="P20"><text:span text:style-name="T6">Educational Profile</text:span></text:p>
      <text:p text:style-name="P21"><text:span text:style-name="T6"><text:tab/></text:span><text:span text:style-name="T1">Bachelor of Engineering</text:span></text:p>
      <text:p text:style-name="P22"><text:span text:style-name="T2"><text:tab/></text:span><text:span text:style-name="T13">Pursuing B. E. in Computer Science &amp; Engineering (6</text:span><text:span text:style-name="T15">th</text:span><text:span text:style-name="T13"> semester) with CGPA 6.88 (scale of 10) from Shri Vaishnav Institute of Technology and Science, Indore.</text:span></text:p>
      <text:p text:style-name="P12"><text:tab/></text:p>
      <text:p text:style-name="P13"><text:tab/>Higher Secondary School</text:p>
      <text:p text:style-name="P23"><text:span text:style-name="T2"><text:tab/></text:span><text:span text:style-name="T13">Higher Secondary with 88.2% in year 2014 from Padmaja Higher Secondary School, Dewas.</text:span></text:p>
      <text:p text:style-name="P19"/>
      <text:p text:style-name="P16"><text:tab/>High School</text:p>
      <text:p text:style-name="P24"><text:span text:style-name="T2"><text:tab/>High School with 89% in year 2012 from </text:span><text:span text:style-name="T13">Padmaja Higher Secondary School, Dewas.</text:span></text:p>
      <text:p text:style-name="P29"><text:tab/></text:p>
      <text:p text:style-name="P18"><text:span text:style-name="T6">Achievements</text:span></text:p>
      <text:list xml:id="list4993085650503291601" text:style-name="L1">
        <text:list-item>
          <text:p text:style-name="P37">Awarded Scholarship for academic excellence at Higher Secondary level by State Government.</text:p>
        </text:list-item>
        <text:list-item>
          <text:p text:style-name="P39">Awarded by CH Edgemakers for being 3<text:span text:style-name="T19">rd</text:span> in a Mock Campus Placement drive.</text:p>
        </text:list-item>
      </text:list>
      <text:p text:style-name="P38"/>
      <text:p text:style-name="P15"><text:span text:style-name="T6">Skills</text:span></text:p>
      <text:p text:style-name="P25"><text:span text:style-name="T6"><text:tab/></text:span><text:span text:style-name="T1">Environment: </text:span><text:span text:style-name="T3">Android Studio, NetBeans IDE</text:span></text:p>
      <text:p text:style-name="P25"><text:span text:style-name="T3"><text:tab/></text:span><text:span text:style-name="T1">Programming Languages: </text:span><text:span text:style-name="T3">Java, C</text:span></text:p>
      <text:p text:style-name="P26"><text:span text:style-name="T3"><text:tab/></text:span><text:span text:style-name="T1">Web Technologies: </text:span><text:span text:style-name="T3">HTML, CSS, BootStrap, Semantics</text:span></text:p>
      <text:p text:style-name="P26"><text:span text:style-name="T3"><text:tab/></text:span><text:span text:style-name="T1">Operating Systems: </text:span><text:span text:style-name="T3">Linux(Ubuntu), Windows</text:span></text:p>
      <text:p text:style-name="P26"><text:span text:style-name="T3"><text:tab/></text:span><text:span text:style-name="T1">Scripting Languages: </text:span><text:span text:style-name="T3">PHP, JavaScript</text:span></text:p>
      <text:p text:style-name="P26"><text:span text:style-name="T3"><text:tab/></text:span><text:span text:style-name="T1">Version Control: </text:span><text:span text:style-name="T3">Git, GitHub, GitLab</text:span></text:p>
      <text:p text:style-name="P26"><text:span text:style-name="T3"><text:tab/></text:span><text:span text:style-name="T1">Database: </text:span><text:span text:style-name="T3">MySQL</text:span></text:p>
      <text:p text:style-name="P4"/>
      <text:p text:style-name="P4"/>
      <text:p text:style-name="P4"/>
      <text:p text:style-name="P17"><text:soft-page-break/><text:span text:style-name="T6">Experience</text:span></text:p>
      <text:p text:style-name="P27"><text:span text:style-name="T6"><text:tab/></text:span><text:span text:style-name="T1">Organisation: </text:span><text:span text:style-name="T3">HotWax Systems Pvt. Ltd.</text:span></text:p>
      <text:p text:style-name="P9"><text:span text:style-name="T1"><text:s text:c="9"/>Technology: <text:s text:c="2"/></text:span><text:span text:style-name="T3">Android, Retrofit 2.x</text:span></text:p>
      <text:p text:style-name="P9"><text:span text:style-name="T3"><text:s text:c="10"/></text:span><text:span text:style-name="T1">Role: <text:tab/><text:tab/> <text:s text:c="5"/></text:span><text:span text:style-name="T3">Android developer</text:span></text:p>
      <text:p text:style-name="P11"><text:span text:style-name="T3"><text:s text:c="10"/></text:span><text:span text:style-name="T1">Work brief: <text:s text:c="3"/></text:span><text:span text:style-name="T3">Working as a Android developer on LabelPrint and POS <text:s text:c="3"/><text:tab/> <text:s text:c="5"/>client Android apps.</text:span></text:p>
      <text:p text:style-name="P14"/>
      <text:p text:style-name="P10"><text:span text:style-name="T3"><draw:frame draw:style-name="fr1" draw:name="graphics3" text:anchor-type="as-char" svg:width="15.505cm" svg:height="0.053cm" draw:z-index="0"><draw:image xlink:href="Pictures/100002010000024A0000000121BCD742.png" xlink:type="simple" xlink:show="embed" xlink:actuate="onLoad"/></draw:frame></text:span><text:span text:style-name="T3"><text:tab/><text:tab/></text:span></text:p>
      <text:p text:style-name="P9"><text:span text:style-name="T1"><text:s text:c="9"/>Organisation: </text:span><text:span text:style-name="T3">Zulip (an open source chatting application)</text:span></text:p>
      <text:p text:style-name="P28"><text:span text:style-name="T1"><text:tab/>Technology: <text:s text:c="2"/></text:span><text:span text:style-name="T3">Android</text:span></text:p>
      <text:p text:style-name="P28"><text:span text:style-name="T3"><text:tab/></text:span><text:span text:style-name="T1">Role: <text:tab/> <text:s text:c="5"/></text:span><text:span text:style-name="T3">Zulip Android app contributor</text:span></text:p>
      <text:p text:style-name="P28"><text:span text:style-name="T3"><text:tab/></text:span><text:span text:style-name="T1">Work brief: <text:s text:c="3"/></text:span><text:span text:style-name="T3">Working as a contributor to the open-source </text:span></text:p>
      <text:p text:style-name="P40"><text:tab/><text:tab/><text:tab/> <text:s text:c="5"/>Zulip-android app.</text:p>
      <text:p text:style-name="P14"/>
      <text:p text:style-name="P17"><text:span text:style-name="T6">Training &amp; Certification <text:tab/></text:span><text:span text:style-name="T4"><text:tab/><text:tab/><text:tab/><text:tab/><text:tab/><text:tab/><text:tab/><text:tab/></text:span></text:p>
      <text:list xml:id="list393611337313423808" text:style-name="L2">
        <text:list-item>
          <text:p text:style-name="P32"><text:span text:style-name="T3">Pursuing </text:span><text:span text:style-name="T1">Algorithmic Toolbox </text:span><text:span text:style-name="T3">course by University of California, San Diego on Coursera.</text:span></text:p>
        </text:list-item>
        <text:list-item>
          <text:p text:style-name="P32"><text:span text:style-name="T3">Pursuing </text:span><text:span text:style-name="T1">Data Structures</text:span><text:span text:style-name="T3"> course by University of California, San Diego on Coursera.</text:span></text:p>
        </text:list-item>
        <text:list-item>
          <text:p text:style-name="P32"><text:span text:style-name="T3">Completed </text:span><text:span text:style-name="T1">HTML, CSS and JavaScript </text:span><text:span text:style-name="T3">course by Coursera.</text:span></text:p>
        </text:list-item>
        <text:list-item>
          <text:p text:style-name="P32"><text:span text:style-name="T3">Completed </text:span><text:span text:style-name="T1">Applied Computer Science with Android </text:span><text:span text:style-name="T3">course by Google.</text:span></text:p>
        </text:list-item>
        <text:list-item>
          <text:p text:style-name="P32"><text:span text:style-name="T3">Completed </text:span><text:span text:style-name="T1">Android Development</text:span><text:span text:style-name="T3"> course by Internshala.</text:span></text:p>
        </text:list-item>
        <text:list-item>
          <text:p text:style-name="P32"><text:span text:style-name="T3">Completed </text:span><text:span text:style-name="T1">SQL Fundamentals</text:span><text:span text:style-name="T3"> course by SoloLearn.</text:span></text:p>
        </text:list-item>
        <text:list-item>
          <text:p text:style-name="P32"><text:span text:style-name="T3">Pursued training in </text:span><text:span text:style-name="T1">JAVA </text:span><text:span text:style-name="T3">at ASOFT Technologies, Dewas. </text:span></text:p>
        </text:list-item>
        <text:list-item>
          <text:p text:style-name="P32"><text:span text:style-name="T3">Pursued training in </text:span><text:span text:style-name="T1">C/C++</text:span><text:span text:style-name="T3"> at ASOFT Technologies, Dewas.</text:span></text:p>
        </text:list-item>
      </text:list>
      <text:p text:style-name="P14"><text:tab/></text:p>
      <text:p text:style-name="P15"><text:span text:style-name="T6">Co-Curricular</text:span><text:span text:style-name="T5"><text:tab/><text:tab/><text:tab/><text:tab/><text:tab/><text:tab/><text:tab/><text:tab/><text:tab/><text:tab/><text:tab/></text:span></text:p>
      <text:list xml:id="list1708117547480487421" text:style-name="L3">
        <text:list-item>
          <text:p text:style-name="P33">Contributing to Zulip, an open source group chatting Android application. </text:p>
        </text:list-item>
        <text:list-item>
          <text:p text:style-name="P33">Being West zone regional head, conducted training session for volunteers of MagicBus(an NGO) as a part of the Hour Of Code campaign. </text:p>
        </text:list-item>
        <text:list-item>
          <text:p text:style-name="P33">Campus Ambassador of HackerEarth. </text:p>
        </text:list-item>
        <text:list-item>
          <text:p text:style-name="P33">Founder of CodeChef Campus chapter for our campus. </text:p>
        </text:list-item>
        <text:list-item>
          <text:p text:style-name="P33">Successfully organized Code Manthan 2017(a coding competition) as an event for Annual college tech-fest Spandan.</text:p>
        </text:list-item>
        <text:list-item>
          <text:p text:style-name="P33">Office bearer of Computer Society of India SVVV chapter. </text:p>
        </text:list-item>
        <text:list-item>
          <text:p text:style-name="P33">Volunteer at Gramiksha, an NGO working towards educating poor children. </text:p>
        </text:list-item>
      </text:list>
      <text:p text:style-name="P8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5"><text:span text:style-name="T6">Events</text:span><text:span text:style-name="T5"><text:tab/><text:tab/><text:tab/><text:tab/><text:tab/><text:tab/><text:tab/><text:tab/><text:tab/><text:tab/><text:tab/></text:span></text:p>
      <text:list xml:id="list3412008650503539981" text:style-name="L4">
        <text:list-item>
          <text:p text:style-name="P34">Being a Event head, successfully organized CODE MANTHAN 2017(a coding competition) under Annual college tech-fest Spandan.</text:p>
        </text:list-item>
        <text:list-item>
          <text:p text:style-name="P34">Being West zone regional head, conducted training session for volunteers of MagicBus(an NGO) as a part of the Hour Of Code campaign. </text:p>
        </text:list-item>
        <text:list-item>
          <text:p text:style-name="P34">Member of the Organizing Committee of Navarachanaa, 2016- A National Project Competition organized by Shri Vaishnav Institute of Technology and Science (SVVV).</text:p>
        </text:list-item>
        <text:list-item>
          <text:p text:style-name="P34">Anchor for the Faculty Development Program on Latest Technology trends conducted by TCS.</text:p>
        </text:list-item>
      </text:list>
      <text:p text:style-name="P8"/>
      <text:p text:style-name="P15"><text:span text:style-name="T6">Personal Data</text:span><text:span text:style-name="T5"><text:tab/><text:tab/><text:tab/><text:tab/><text:tab/><text:tab/><text:tab/><text:tab/><text:tab/></text:span></text:p>
      <text:p text:style-name="P8"><text:tab/>Date of Birth : 29-09-1996</text:p>
      <text:p text:style-name="P8"><text:tab/>Sex <text:tab/><text:tab/> <text:s/>: Male</text:p>
      <text:p text:style-name="P8"><text:tab/>Nationality <text:s text:c="3"/>: Indian</text:p>
      <text:p text:style-name="P8"/>
      <text:p text:style-name="P15"><text:span text:style-name="T6">Family Background</text:span><text:span text:style-name="T5"><text:tab/><text:tab/><text:tab/><text:tab/><text:tab/><text:tab/><text:tab/><text:tab/><text:tab/></text:span></text:p>
      <text:p text:style-name="P8"><text:tab/><text:span text:style-name="T18">Father:</text:span> Mr. Ashok Maniyar</text:p>
      <text:p text:style-name="P8"><text:tab/><text:tab/> <text:s text:c="4"/>Businessman</text:p>
      <text:p text:style-name="P8"><text:tab/><text:span text:style-name="T18">Mother:</text:span> Mrs. Lata Maniyar</text:p>
      <text:p text:style-name="P8"><text:tab/><text:tab/> <text:s text:c="5"/>Homemaker</text:p>
      <text:p text:style-name="P8"/>
      <text:p text:style-name="P41"><text:span text:style-name="T4">Personal Skills</text:span></text:p>
      <text:list xml:id="list6969163869760347910" text:style-name="L5">
        <text:list-item>
          <text:p text:style-name="P35">Confident</text:p>
        </text:list-item>
        <text:list-item>
          <text:p text:style-name="P35">Proactive</text:p>
        </text:list-item>
        <text:list-item>
          <text:p text:style-name="P35">Self motivated</text:p>
        </text:list-item>
      </text:list>
      <text:p text:style-name="P8"/>
      <text:p text:style-name="P15"><text:span text:style-name="T6">Languages Known</text:span><text:span text:style-name="T5"><text:tab/><text:tab/><text:tab/><text:tab/><text:tab/><text:tab/><text:tab/><text:tab/><text:tab/></text:span></text:p>
      <text:list xml:id="list7133698960683021483" text:style-name="L6">
        <text:list-item>
          <text:p text:style-name="P36">English</text:p>
        </text:list-item>
        <text:list-item>
          <text:p text:style-name="P36">Hindi</text:p>
        </text:list-item>
        <text:list-item>
          <text:p text:style-name="P36">Gujarati</text:p>
        </text:list-item>
      </text:list>
      <text:p text:style-name="P8"/>
      <text:p text:style-name="P8"/>
      <text:p text:style-name="P8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odern Resume Template</dc:title>
    <meta:creation-date>2017-03-17T12:19:22</meta:creation-date>
    <meta:editing-cycles>14</meta:editing-cycles>
    <meta:editing-duration>PT2H1M50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OpenOffice/4.1.3$Unix OpenOffice.org_project/413m1$Build-9783</meta:generator>
    <meta:initial-creator>Abhay Maniyar</meta:initial-creator>
    <dc:date>2017-04-07T00:47:35</dc:date>
    <dc:creator>Abhay Maniyar</dc:creator>
    <meta:document-statistic meta:table-count="0" meta:image-count="1" meta:object-count="0" meta:page-count="3" meta:paragraph-count="80" meta:word-count="506" meta:character-count="3722"/>
    <meta:user-defined meta:name="License">&lt;a href="http://www.trendyresumes.com"&gt;Modern Template&lt;/a&gt;</meta:user-defined>
  </office:meta>
</office:document-meta>
</file>